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4bd5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YANG --&gt; Internal Data</text:p>
          </draw:text-box>
        </draw:frame>
        <draw:ellipse draw:style-name="gr1" draw:text-style-name="P2" draw:layer="layout" svg:width="3.278cm" svg:height="3.128cm" svg:x="11.547cm" svg:y="9.009cm">
          <text:p text:style-name="P1"><text:span text:style-name="T1">libncx</text:span></text:p>
        </draw:ellipse>
        <draw:rect draw:style-name="gr2" draw:text-style-name="P2" draw:layer="layout" svg:width="5.777cm" svg:height="1.77cm" svg:x="16.596cm" svg:y="9.462cm">
          <text:p text:style-name="P1"><text:span text:style-name="T1">Data structures</text:span></text:p>
        </draw:rect>
        <draw:rect draw:style-name="gr2" draw:text-style-name="P2" draw:layer="layout" svg:width="6.245cm" svg:height="1.77cm" svg:x="3.175cm" svg:y="6.433cm">
          <text:p text:style-name="P1"><text:span text:style-name="T1">YANG modules</text:span></text:p>
        </draw:rect>
        <draw:rect draw:style-name="gr2" draw:text-style-name="P2" draw:layer="layout" svg:width="6.348cm" svg:height="1.77cm" svg:x="3.175cm" svg:y="9.187cm">
          <text:p text:style-name="P1"><text:span text:style-name="T1">deviations</text:span></text:p>
        </draw:rect>
        <draw:rect draw:style-name="gr2" draw:text-style-name="P2" draw:layer="layout" svg:width="6.534cm" svg:height="1.77cm" svg:x="3.175cm" svg:y="12.269cm">
          <text:p text:style-name="P1"><text:span text:style-name="T1">annotations</text:span></text:p>
        </draw:rect>
        <draw:line draw:style-name="gr3" draw:layer="layout" svg:x1="11.659cm" svg:y1="11.735cm" svg:x2="9.983cm" svg:y2="13.436cm">
          <text:p/>
        </draw:line>
        <draw:line draw:style-name="gr4" draw:layer="layout" svg:x1="14.962cm" svg:y1="10.384cm" svg:x2="16.338cm" svg:y2="10.384cm">
          <text:p/>
        </draw:line>
        <draw:line draw:style-name="gr3" draw:layer="layout" svg:x1="11.359cm" svg:y1="10.509cm" svg:x2="9.733cm" svg:y2="10.508cm">
          <text:p/>
        </draw:line>
        <draw:line draw:style-name="gr3" draw:layer="layout" svg:x1="11.811cm" svg:y1="9.083cm" svg:x2="9.683cm" svg:y2="7.356cm">
          <text:p/>
        </draw:line>
        <draw:rect draw:style-name="gr5" draw:text-style-name="P2" draw:layer="layout" svg:width="6.534cm" svg:height="1.77cm" svg:x="10.16cm" svg:y="14.74cm">
          <text:p text:style-name="P1"><text:span text:style-name="T1">configuration</text:span></text:p>
        </draw:rect>
        <draw:line draw:style-name="gr3" draw:layer="layout" svg:x1="13.297cm" svg:y1="12.258cm" svg:x2="13.335cm" svg:y2="14.605cm">
          <text:p/>
        </draw:line>
        <presentation:notes draw:style-name="dp2">
          <draw:page-thumbnail draw:style-name="gr6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09-12-03T14:02:42</dc:date>
    <meta:print-date>2000-12-09T21:37:10</meta:print-date>
    <meta:editing-cycles>613</meta:editing-cycles>
    <meta:editing-duration>PT932H22M28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